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270c6"/>
    </style:style>
    <style:style style:name="P2" style:family="paragraph" style:parent-style-name="Text_20_body">
      <style:text-properties officeooo:rsid="0013c5ea" officeooo:paragraph-rsid="0013c5ea"/>
    </style:style>
    <style:style style:name="P3" style:family="paragraph" style:parent-style-name="Text_20_body" style:list-style-name="L1">
      <style:text-properties officeooo:rsid="0013c5ea" officeooo:paragraph-rsid="0013c5ea"/>
    </style:style>
    <style:style style:name="P4" style:family="paragraph" style:parent-style-name="Text_20_body" style:list-style-name="L2">
      <style:text-properties officeooo:rsid="0013c5ea" officeooo:paragraph-rsid="0013c5ea"/>
    </style:style>
    <style:style style:name="P5" style:family="paragraph" style:parent-style-name="Text_20_body" style:list-style-name="L2">
      <style:text-properties officeooo:rsid="0014dd97" officeooo:paragraph-rsid="0014dd97"/>
    </style:style>
    <style:style style:name="P6" style:family="paragraph" style:parent-style-name="Text_20_body" style:list-style-name="L1">
      <style:text-properties officeooo:rsid="0016143f" officeooo:paragraph-rsid="0016143f"/>
    </style:style>
    <style:style style:name="T1" style:family="text">
      <style:text-properties officeooo:rsid="001270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weł Jacewicz<text:line-break/>Kacper Nieścierowicz</text:span></text:p>
      <text:h text:style-name="Heading_20_3" text:outline-level="3">Podział pracy</text:h>
      <text:p text:style-name="P2">Kacper Nieścierowicz:</text:p>
      <text:list xml:id="list2256988902" text:style-name="L1">
        <text:list-item>
          <text:p text:style-name="P3">Tournament</text:p>
        </text:list-item>
        <text:list-item>
          <text:p text:style-name="P3">Contest</text:p>
        </text:list-item>
        <text:list-item>
          <text:p text:style-name="P3">Cup</text:p>
        </text:list-item>
        <text:list-item>
          <text:p text:style-name="P3">League</text:p>
        </text:list-item>
        <text:list-item>
          <text:p text:style-name="P3">Stage</text:p>
        </text:list-item>
        <text:list-item>
          <text:p text:style-name="P3">MainPage</text:p>
        </text:list-item>
        <text:list-item>
          <text:p text:style-name="P3">Referees</text:p>
        </text:list-item>
        <text:list-item>
          <text:p text:style-name="P3">Teams</text:p>
        </text:list-item>
        <text:list-item>
          <text:p text:style-name="P6">instalator</text:p>
        </text:list-item>
      </text:list>
      <text:p text:style-name="P2">Paweł Jacewicz:</text:p>
      <text:list xml:id="list2209088987" text:style-name="L2">
        <text:list-item>
          <text:p text:style-name="P4">Team</text:p>
        </text:list-item>
        <text:list-item>
          <text:p text:style-name="P4">Referee</text:p>
        </text:list-item>
        <text:list-item>
          <text:p text:style-name="P4">Match</text:p>
        </text:list-item>
        <text:list-item>
          <text:p text:style-name="P4">VolleyballMatch</text:p>
        </text:list-item>
        <text:list-item>
          <text:p text:style-name="P4">RopeDraggingMatch</text:p>
        </text:list-item>
        <text:list-item>
          <text:p text:style-name="P4">DodgeballMatch</text:p>
        </text:list-item>
        <text:list-item>
          <text:p text:style-name="P4">InvalidRefereesException</text:p>
        </text:list-item>
        <text:list-item>
          <text:p text:style-name="P4">InvalidScoreException</text:p>
        </text:list-item>
        <text:list-item>
          <text:p text:style-name="P4">NotEnoughRefereesException</text:p>
        </text:list-item>
        <text:list-item>
          <text:p text:style-name="P4">NotEnoughTeamsException</text:p>
        </text:list-item>
        <text:list-item>
          <text:p text:style-name="P5">TeamTests</text:p>
        </text:list-item>
        <text:list-item>
          <text:p text:style-name="P5">VolleyballMatchTests</text:p>
        </text:list-item>
      </text:list>
      <text:p text:style-name="P2">Pozostałe klasy oraz interfejs graficzny zostały wykonane wspóln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00:03:36.730000000</meta:creation-date>
    <dc:date>2017-06-08T00:14:07.477000000</dc:date>
    <meta:editing-duration>PT10M28S</meta:editing-duration>
    <meta:editing-cycles>6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26" meta:word-count="60" meta:character-count="419" meta:non-whitespace-character-count="406"/>
  </office:meta>
</office:document-meta>
</file>